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ru" fo:country="RU" officeooo:rsid="00096799" officeooo:paragraph-rsid="00096799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00a426b" officeooo:paragraph-rsid="000a426b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paragraph-rsid="00096799" fo:background-color="#dddddd"/>
    </style:style>
    <style:style style:name="P4" style:family="paragraph" style:parent-style-name="Standard">
      <style:text-properties fo:background-color="#dddddd"/>
    </style:style>
    <style:style style:name="P5" style:family="paragraph" style:parent-style-name="Standard">
      <style:paragraph-properties fo:text-align="start" style:justify-single-word="false"/>
      <style:text-properties officeooo:paragraph-rsid="000a426b" fo:background-color="#dddddd"/>
    </style:style>
    <style:style style:name="P6" style:family="paragraph" style:parent-style-name="Standard">
      <style:text-properties officeooo:rsid="000e2dc1" officeooo:paragraph-rsid="000e2dc1"/>
    </style:style>
    <style:style style:name="P7" style:family="paragraph" style:parent-style-name="Standard">
      <style:text-properties officeooo:rsid="000e2dc1" officeooo:paragraph-rsid="000f50b0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fo:language="ru" fo:country="RU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background-color="#dddddd"/>
    </style:style>
    <style:style style:name="P13" style:family="paragraph" style:parent-style-name="Text_20_body">
      <style:paragraph-properties fo:text-align="start" style:justify-single-word="false"/>
      <style:text-properties fo:language="ru" fo:country="RU" officeooo:paragraph-rsid="00096799"/>
    </style:style>
    <style:style style:name="P14" style:family="paragraph" style:parent-style-name="Heading_20_1">
      <style:paragraph-properties fo:text-align="center" style:justify-single-word="false"/>
      <style:text-properties fo:language="ru" fo:country="RU" officeooo:rsid="00096799" officeooo:paragraph-rsid="00096799"/>
    </style:style>
    <style:style style:name="P15" style:family="paragraph" style:parent-style-name="Heading_20_1">
      <style:paragraph-properties fo:text-align="center" style:justify-single-word="false"/>
      <style:text-properties officeooo:rsid="000c5a10" officeooo:paragraph-rsid="000c5a10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7f0055" style:font-name="Consolas" fo:font-size="10pt" fo:language="ru" fo:country="RU" fo:font-weight="bold" officeooo:rsid="000a426b" style:font-size-asian="10pt" style:font-weight-asian="bold"/>
    </style:style>
    <style:style style:name="T3" style:family="text">
      <style:text-properties fo:color="#000000" style:font-name="Consolas" fo:font-size="10pt" style:font-size-asian="10pt"/>
    </style:style>
    <style:style style:name="T4" style:family="text">
      <style:text-properties fo:color="#000000" style:font-name="Consolas" fo:font-size="10pt" style:font-size-asian="10pt"/>
    </style:style>
    <style:style style:name="T5" style:family="text">
      <style:text-properties fo:color="#000000" style:font-name="Consolas" fo:font-size="10pt" fo:font-weight="bold" style:font-size-asian="10pt" style:font-weight-asian="bold"/>
    </style:style>
    <style:style style:name="T6" style:family="text">
      <style:text-properties fo:color="#000000" style:font-name="Consolas" fo:font-size="10pt" fo:language="en" fo:country="US" officeooo:rsid="000c5a10" style:font-size-asian="10pt"/>
    </style:style>
    <style:style style:name="T7" style:family="text">
      <style:text-properties fo:color="#000000" style:font-name="Consolas" fo:font-size="10pt" fo:language="ru" fo:country="RU" fo:font-weight="bold" officeooo:rsid="000a426b" style:font-size-asian="10pt" style:font-weight-asian="bold"/>
    </style:style>
    <style:style style:name="T8" style:family="text">
      <style:text-properties fo:color="#000000" style:font-name="Consolas" fo:font-size="10pt" fo:language="ru" fo:country="RU" officeooo:rsid="000a426b" style:font-size-asian="10pt"/>
    </style:style>
    <style:style style:name="T9" style:family="text">
      <style:text-properties fo:color="#000000" style:font-name="Consolas" fo:font-size="10pt" fo:background-color="#dddddd" loext:char-shading-value="0" style:font-size-asian="10pt"/>
    </style:style>
    <style:style style:name="T10" style:family="text">
      <style:text-properties fo:color="#3f7f5f" style:font-name="Consolas" fo:font-size="10pt" style:font-size-asian="10pt"/>
    </style:style>
    <style:style style:name="T11" style:family="text">
      <style:text-properties fo:color="#005032" style:font-name="Consolas" fo:font-size="10pt" style:font-size-asian="10pt"/>
    </style:style>
    <style:style style:name="T12" style:family="text">
      <style:text-properties fo:color="#0000c0" style:font-name="Consolas" fo:font-size="10pt" style:font-size-asian="10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0f50b0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0f50b0"/>
    </style:style>
    <style:style style:name="T17" style:family="text">
      <style:text-properties fo:language="ru" fo:country="RU" officeooo:rsid="000fa5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Функции, которые можно переопределить в своем коде.</text:h>
      <text:p text:style-name="P13"/>
      <text:p text:style-name="P3"><text:span text:style-name="T1">void</text:span><text:span text:style-name="T3"> </text:span><text:span text:style-name="T5">tn_systick_init</text:span><text:span text:style-name="T3">(</text:span><text:span text:style-name="T1">unsigned</text:span><text:span text:style-name="T3"> </text:span><text:span text:style-name="T1">int</text:span><text:span text:style-name="T3"> hz)</text:span></text:p>
      <text:p text:style-name="P3"><text:span text:style-name="T3"/></text:p>
      <text:p text:style-name="P1">Данную функцию можно реализовать в своём коде если необходимо сконфигурировать системный таймер.</text:p>
      <text:p text:style-name="P1"/>
      <text:p text:style-name="P1">Входной параметр hz, это частота в Гц. с которой системный таймер должен генерировать прерывание, в котором необходимо вызывать функцию tn_timer().</text:p>
      <text:p text:style-name="P1"/>
      <text:p text:style-name="P2">Пример:</text:p>
      <text:p text:style-name="P2"><text:span text:style-name="T10">/*-----------------------------------------------------------------------------*</text:span></text:p>
      <text:p text:style-name="P11"><text:span text:style-name="T10"><text:s/>* Название : tn_systick_init</text:span></text:p>
      <text:p text:style-name="P11"><text:span text:style-name="T10"><text:s/>* Описание : Конфигурирует <text:s/>и включает системный таймер в системе.</text:span></text:p>
      <text:p text:style-name="P11"><text:span text:style-name="T10"><text:s/>* Параметры: hz - Частота системного таймера.</text:span></text:p>
      <text:p text:style-name="P11"><text:span text:style-name="T10"><text:s/>* Результат: Нет</text:span></text:p>
      <text:p text:style-name="P11"><text:span text:style-name="T10"><text:s/>*----------------------------------------------------------------------------*/</text:span></text:p>
      <text:p text:style-name="P11"><text:span text:style-name="T1">void</text:span><text:span text:style-name="T3"> </text:span><text:span text:style-name="T5">tn_systick_init</text:span><text:span text:style-name="T3">(</text:span><text:span text:style-name="T1">unsigned</text:span><text:span text:style-name="T3"> </text:span><text:span text:style-name="T1">int</text:span><text:span text:style-name="T3"> hz)</text:span></text:p>
      <text:p text:style-name="P11"><text:span text:style-name="T3">{</text:span></text:p>
      <text:p text:style-name="P11"><text:span text:style-name="T3"><text:s text:c="2"/></text:span><text:span text:style-name="T11">RCC_ClocksTypeDef</text:span><text:span text:style-name="T3"> RCC_Clocks;</text:span></text:p>
      <text:p text:style-name="P10"/>
      <text:p text:style-name="P11"><text:span text:style-name="T3"><text:s text:c="2"/></text:span><text:span text:style-name="T10">/* Включаем прерывание системного таймера именно здесь, после инициализации</text:span></text:p>
      <text:p text:style-name="P11"><text:span text:style-name="T10"><text:s text:c="5"/>всех сервисов RTOS */</text:span></text:p>
      <text:p text:style-name="P11"><text:span text:style-name="T3"><text:s text:c="2"/></text:span><text:span text:style-name="T5">RCC_GetClocksFreq</text:span><text:span text:style-name="T3">(&amp;RCC_Clocks);</text:span></text:p>
      <text:p text:style-name="P11"><text:span text:style-name="T3"><text:s text:c="2"/></text:span><text:span text:style-name="T5">SysTick_Config</text:span><text:span text:style-name="T3">(RCC_Clocks.</text:span><text:span text:style-name="T12">HCLK_Frequency</text:span><text:span text:style-name="T3">/hz);</text:span></text:p>
      <text:p text:style-name="P11"><text:span text:style-name="T3">}</text:span></text:p>
      <text:p text:style-name="P2"/>
      <text:p text:style-name="P2"/>
      <text:p text:style-name="P5"><text:span text:style-name="T2">void</text:span><text:span text:style-name="T8"> </text:span><text:span text:style-name="T7">tn_idle_task_func</text:span><text:span text:style-name="T8">(</text:span><text:span text:style-name="T2">void</text:span><text:span text:style-name="T8"> *par)</text:span></text:p>
      <text:p text:style-name="Standard"/>
      <text:p text:style-name="Standard">Данную функцию можно реализовать в своём коде если необходимо выполнять свой код во время простоя <text:span text:style-name="T13">RTOS, </text:span>т.е. когда не выполняется ни одна из задач.</text:p>
      <text:p text:style-name="Standard"/>
      <text:p text:style-name="Standard">Параметр <text:span text:style-name="T13">par </text:span>всегда<text:span text:style-name="T13"> </text:span>имеет значение 0.</text:p>
      <text:p text:style-name="Standard"/>
      <text:p text:style-name="Standard">Пример:</text:p>
      <text:p text:style-name="P8"><text:span text:style-name="T10">/*-----------------------------------------------------------------------------*</text:span></text:p>
      <text:p text:style-name="P8"><text:span text:style-name="T10"><text:s/>* Название : tn_idle_task_func</text:span></text:p>
      <text:p text:style-name="P8"><text:span text:style-name="T10"><text:s/>* Описание : Это функция задачи idle, которая всегда находится в статусе</text:span></text:p>
      <text:p text:style-name="P8"><text:span text:style-name="T10"><text:s/>* <text:s text:c="11"/>RUNNABLE.</text:span></text:p>
      <text:p text:style-name="P8"><text:span text:style-name="T10"><text:s/>* Параметры: par - Всегда имеет значение 0.</text:span></text:p>
      <text:p text:style-name="P8"><text:span text:style-name="T10"><text:s/>* Результат: Нет.</text:span></text:p>
      <text:p text:style-name="P8"><text:span text:style-name="T10"><text:s/>*----------------------------------------------------------------------------*/</text:span></text:p>
      <text:p text:style-name="P8"><text:span text:style-name="T3">TASK_FUNC </text:span><text:span text:style-name="T5">tn_idle_task_func</text:span><text:span text:style-name="T3">(</text:span><text:span text:style-name="T1">void</text:span><text:span text:style-name="T3"> *par)</text:span></text:p>
      <text:p text:style-name="P8"><text:span text:style-name="T3">{</text:span></text:p>
      <text:p text:style-name="P8"><text:span text:style-name="T3"><text:s text:c="2"/></text:span><text:span text:style-name="T10">/* Инициализируем и запускаем сторожевой таймер */</text:span></text:p>
      <text:p text:style-name="P8"><text:span text:style-name="T3"><text:s text:c="2"/></text:span><text:span text:style-name="T5">iwdt_init</text:span><text:span text:style-name="T3">();</text:span></text:p>
      <text:p text:style-name="P9"/>
      <text:p text:style-name="P8"><text:span text:style-name="T3"><text:s text:c="2"/></text:span><text:span text:style-name="T1">for</text:span><text:span text:style-name="T3">(;;) {</text:span></text:p>
      <text:p text:style-name="P8"><text:span text:style-name="T3"><text:s text:c="4"/></text:span><text:span text:style-name="T10">/* Перезагрузка сторожевого таймера */</text:span></text:p>
      <text:p text:style-name="P8"><text:span text:style-name="T3"><text:s text:c="4"/></text:span><text:span text:style-name="T5">iwdt_reload</text:span><text:span text:style-name="T3">();</text:span></text:p>
      <text:p text:style-name="P8"><text:span text:style-name="T3"><text:s text:c="4"/></text:span><text:span text:style-name="T5">__wfi</text:span><text:span text:style-name="T3">();</text:span></text:p>
      <text:p text:style-name="P8"><text:span text:style-name="T3"><text:s text:c="2"/>}</text:span></text:p>
      <text:p text:style-name="P8"><text:span text:style-name="T3">}</text:span></text:p>
      <text:h text:style-name="P15" text:outline-level="1"><text:soft-page-break/>Переменные, которые можно переопределить в своем коде.</text:h>
      <text:p text:style-name="P12"><text:span text:style-name="T3">tn_stack_t </text:span><text:span text:style-name="T6">tn_</text:span><text:span text:style-name="T3">timer_task_stack[]</text:span></text:p>
      <text:p text:style-name="Standard"/>
      <text:p text:style-name="P6">Данный массив можно определить в своем коде если необходимо увеличить размер стека для задачи <text:span text:style-name="T13">timer, </text:span><text:span text:style-name="T15">в которой происходит работа со временем. Например, это может понадобиться если обработчик программного таймера требует много памяти в стеке. Не стоит задавать размер данного массива менее 64 элементов.</text:span></text:p>
      <text:p text:style-name="P6"><text:span text:style-name="T15"/></text:p>
      <text:p text:style-name="P6"><text:span text:style-name="T15"/></text:p>
      <text:p text:style-name="P4"><text:span text:style-name="T3">tn_stack_t </text:span><text:span text:style-name="T6">tn_</text:span><text:span text:style-name="T3">idle_task_stack[]</text:span></text:p>
      <text:p text:style-name="Standard"/>
      <text:p text:style-name="P7">Данный массив можно определить в своем коде если необходимо увеличить размер стека для задачи <text:span text:style-name="T14">idle</text:span><text:span text:style-name="T15">. Например, это может понадобиться если </text:span><text:span text:style-name="T16">функция задачи</text:span><text:span text:style-name="T15"> требует много памяти в стеке. Не стоит задавать размер данного массива менее </text:span><text:span text:style-name="T17">48</text:span><text:span text:style-name="T15"> элементо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Олегович Кошкин</meta:initial-creator>
    <meta:creation-date>2015-09-14T11:57:05.458000000</meta:creation-date>
    <meta:generator>LibreOffice/5.0.1.2$Windows_x86 LibreOffice_project/81898c9f5c0d43f3473ba111d7b351050be20261</meta:generator>
    <dc:date>2015-09-14T17:07:12.655000000</dc:date>
    <dc:creator>Сергей Олегович Кошкин</dc:creator>
    <meta:editing-duration>PT4H54M43S</meta:editing-duration>
    <meta:editing-cycles>8</meta:editing-cycles>
    <meta:document-statistic meta:table-count="0" meta:image-count="0" meta:object-count="0" meta:page-count="2" meta:paragraph-count="45" meta:word-count="275" meta:character-count="2337" meta:non-whitespace-character-count="2055"/>
  </office:meta>
</office:document-meta>
</file>